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[MUSIC] Hello, welcome back. In this lesson,</text:p>
      <text:p text:style-name="Text_20_body">we will talk about the parameters and use cases that will effect your selection</text:p>
      <text:p text:style-name="Text_20_body">of an appropriate connectivity solution. We will first define the criteria and</text:p>
      <text:p text:style-name="Text_20_body">then classify the protocols based on that. The very first thing you need to</text:p>
      <text:p text:style-name="Text_20_body">do is define your project's need. Defining your need helps you in</text:p>
      <text:p text:style-name="Text_20_body">selecting a protocol that offers the right amount of compromise</text:p>
      <text:p text:style-name="Text_20_body">between you desired criteria. Some of these have been discussed</text:p>
      <text:p text:style-name="Text_20_body">in detail in another video. Let's look at some of the basic ones here. Range defines the physical distance at</text:p>
      <text:p text:style-name="Text_20_body">which a protocol can offer connectivity. If you want to build a citywide network, you need a solution that</text:p>
      <text:p text:style-name="Text_20_body">has the longest range. If you want a room base network, you need</text:p>
      <text:p text:style-name="Text_20_body">a solution that offers a shorter range. Longer range generally comes at the cost</text:p>
      <text:p text:style-name="Text_20_body">of power consumption and data rate. This is not always the case, however. There certain exceptions,</text:p>
      <text:p text:style-name="Text_20_body">as we will see later. If a protocol supports mesh networking,</text:p>
      <text:p text:style-name="Text_20_body">you can create a long range network even if the range of</text:p>
      <text:p text:style-name="Text_20_body">each individual device is short. Data rate is the amount of data, the protocol will allow you</text:p>
      <text:p text:style-name="Text_20_body">to transfer in one second. Generally, you want to choose</text:p>
      <text:p text:style-name="Text_20_body">a protocol that offers data rate close to your needs as higher data rates</text:p>
      <text:p text:style-name="Text_20_body">means more power consumption. How much power does your protocol consume? If your device is battery powered, you would want to choose the protocol</text:p>
      <text:p text:style-name="Text_20_body">that has the lowest power consumption. If your device is directly</text:p>
      <text:p text:style-name="Text_20_body">connected to the power grid, this might not be an issue at all. Remote devices are generally</text:p>
      <text:p text:style-name="Text_20_body">battery powered and require a solution that has</text:p>
      <text:p text:style-name="Text_20_body">the lowest power consumption. Cost in terms of dollars</text:p>
      <text:p text:style-name="Text_20_body">defines how much the addition of a certain module will cost. Complexity is defined</text:p>
      <text:p text:style-name="Text_20_body">here in terms of time and resources that are required to make</text:p>
      <text:p text:style-name="Text_20_body">the protocol functional in your design. Base on the criteria we defined,</text:p>
      <text:p text:style-name="Text_20_body">let's classify the connectivity protocols. GSM or cellular technologies</text:p>
      <text:p text:style-name="Text_20_body">offer the longest ranges for point to point communications</text:p>
      <text:p text:style-name="Text_20_body"><text:soft-page-break/>after several kilometers. They also offer very high data rates</text:p>
      <text:p text:style-name="Text_20_body">starting from a few kilobytes per second, like Edge, enhanced data rates for GSM evolution to several megabytes</text:p>
      <text:p text:style-name="Text_20_body">per second, for example, 4G LTE. This, of course, comes at a cost of higher</text:p>
      <text:p text:style-name="Text_20_body">price, complexity and power consumption. There are however, other technologies</text:p>
      <text:p text:style-name="Text_20_body">that offer long range are cheaper and very low power, but</text:p>
      <text:p text:style-name="Text_20_body">also have a very low data rates. They are categorized as LPWANs</text:p>
      <text:p text:style-name="Text_20_body">orLow-Power Wide-Area Networks. Example of these are LoRa, Long Range</text:p>
      <text:p text:style-name="Text_20_body">Wireless Data Telemetry and SigFox. On the other hand, we have short range technologies that</text:p>
      <text:p text:style-name="Text_20_body">offer both high and low data rates. The difference between them is again,</text:p>
      <text:p text:style-name="Text_20_body">power consumption and cost. Low data rate technologies</text:p>
      <text:p text:style-name="Text_20_body">consume significantly less power. For example, Bluetooth,</text:p>
      <text:p text:style-name="Text_20_body">low energy and NFC or near-field communication and</text:p>
      <text:p text:style-name="Text_20_body">are cheaper and less complex to deploy. High data rate ones like Wi-Fi and Ethernet are complex and</text:p>
      <text:p text:style-name="Text_20_body">power inefficient. The three very high data rate</text:p>
      <text:p text:style-name="Text_20_body">technologies that we have are cellular, Wi-Fi and Ethernet. All of them offers speeds of</text:p>
      <text:p text:style-name="Text_20_body">several megabytes per second. Ethernets is fixed or</text:p>
      <text:p text:style-name="Text_20_body">wired while the other two are wireless. Medium bandwidth technologies are Zigby, Bluetooth and Bluetooth Low Energy or BLE. These have a short range,</text:p>
      <text:p text:style-name="Text_20_body">but a good battery life. There are some technologies that</text:p>
      <text:p text:style-name="Text_20_body">you would use only for sensing or tagging as they offer short range,</text:p>
      <text:p text:style-name="Text_20_body">low data rates. And generally,</text:p>
      <text:p text:style-name="Text_20_body">very low storage capacity on each node, just enough to identify the item. For example, we could store the device ID,</text:p>
      <text:p text:style-name="Text_20_body">web link or a few bytes of text. NFC and RFID are in this category. Power consumption is a very</text:p>
      <text:p text:style-name="Text_20_body">important factor in deciding a connectivity solution. Most of the cyber-physical</text:p>
      <text:p text:style-name="Text_20_body">systems comprise devices or nodes that are links wirelessly and</text:p>
      <text:p text:style-name="Text_20_body">may not have direct access to power like, for example, remotes sensing solutions. In such a case, choosing the most</text:p>
      <text:p text:style-name="Text_20_body">power efficient solution is suggested. This comes at the disadvantage</text:p>
      <text:p text:style-name="Text_20_body"><text:soft-page-break/>of lower data rates. Here on the screen,</text:p>
      <text:p text:style-name="Text_20_body">we have divided the technologies into two categories where the differentiating</text:p>
      <text:p text:style-name="Text_20_body">factor is range. Power consumption and</text:p>
      <text:p text:style-name="Text_20_body">data rates vary, but not that much. Compared to Wi-Fi and Ethernet,</text:p>
      <text:p text:style-name="Text_20_body">protocols like NFC, LoRa and Bluetooth have significant</text:p>
      <text:p text:style-name="Text_20_body">lower power consumption. Cost per dollar is a factor,</text:p>
      <text:p text:style-name="Text_20_body">if you are going to mass deploy a large set of devices or</text:p>
      <text:p text:style-name="Text_20_body">if you aim at commercial production. As we discussed earlier,</text:p>
      <text:p text:style-name="Text_20_body">you have to define your need first. That is what you essentially</text:p>
      <text:p text:style-name="Text_20_body">require from your system. This requirement analysis will also</text:p>
      <text:p text:style-name="Text_20_body">facilitate determining the cost. If your need is only a sensing solution,</text:p>
      <text:p text:style-name="Text_20_body">you can go with LoRa or ZigBee. If it's identification only,</text:p>
      <text:p text:style-name="Text_20_body">you can use NFC, which is even cheaper. If your systems require high data rates</text:p>
      <text:p text:style-name="Text_20_body">and are stationary, use Ethernet. The cost will depend on</text:p>
      <text:p text:style-name="Text_20_body">the needs of the system. Here we have an example case,</text:p>
      <text:p text:style-name="Text_20_body">please read it through. What would your solution be? There is actually no unique solution,</text:p>
      <text:p text:style-name="Text_20_body">because you could, in a way or another utilize any of these</text:p>
      <text:p text:style-name="Text_20_body">technologies to accomplish the task, but we will look for</text:p>
      <text:p text:style-name="Text_20_body">the most optimal solution. First, we have to identify your needs. In this case, you have three. The range is one kilometer. Update frequencies once per hour and</text:p>
      <text:p text:style-name="Text_20_body">it's only about weather. So, the date is already</text:p>
      <text:p text:style-name="Text_20_body">actually very low and you want to see the updates on your phone. Taking these into account, we can see that Bluetooth offers the data rate,</text:p>
      <text:p text:style-name="Text_20_body">but not the range. Wi-Fi doesn't offer the range either, although it offers internet</text:p>
      <text:p text:style-name="Text_20_body">connectivity and ubiquity. ZigBee offers the range and</text:p>
      <text:p text:style-name="Text_20_body">the required data rate and power efficiency as an added bonus, but there is a higher probability that it</text:p>
      <text:p text:style-name="Text_20_body">will not be supported by your phone and you will need a gateway to connect</text:p>
      <text:p text:style-name="Text_20_body">it to the internet, for example. This will increase cost and complexity. GSM or</text:p>
      <text:p text:style-name="Text_20_body">cellular technology offers the range, data rate and</text:p>
      <text:p text:style-name="Text_20_body"><text:soft-page-break/>the ability to be on the same network. As a once an hour update schedule, it can get the weather as a text message</text:p>
      <text:p text:style-name="Text_20_body">from the weather station to your phone. So, this solution fulfills your</text:p>
      <text:p text:style-name="Text_20_body">needs in the least complex way. And therefore,</text:p>
      <text:p text:style-name="Text_20_body">it is the best one for this case. In this lesson, we learned how to choose</text:p>
      <text:p text:style-name="Text_20_body">the right connectivity solution for a cyber-physical system. In the next video, we will learn about choosing</text:p>
      <text:p text:style-name="Text_20_body">the right M2M communication protocol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35:41.490445833</dc:date>
    <meta:document-statistic meta:table-count="0" meta:image-count="0" meta:object-count="0" meta:page-count="4" meta:paragraph-count="86" meta:word-count="1098" meta:character-count="6334" meta:non-whitespace-character-count="5322"/>
    <meta:generator>LibreOffice/4.2.8.2$Linux_X86_64 LibreOffice_project/420m0$Build-2</meta:generator>
  </office:meta>
</office:document-meta>
</file>